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42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robability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thalach</text:p>
          </table:table-cell>
          <table:table-cell office:value-type="string" calcext:value-type="string">
            <text:p>Probability Male</text:p>
          </table:table-cell>
          <table:table-cell office:value-type="string" calcext:value-type="string">
            <text:p>Probability Fema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.7" calcext:value-type="float">
            <text:p>90.7</text:p>
          </table:table-cell>
          <table:table-cell office:value-type="float" office:value="90.1" calcext:value-type="float">
            <text:p>90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0.5" calcext:value-type="float">
            <text:p>90.5</text:p>
          </table:table-cell>
          <table:table-cell office:value-type="float" office:value="89.9" calcext:value-type="float">
            <text:p>89.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.4" calcext:value-type="float">
            <text:p>90.4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0.3" calcext:value-type="float">
            <text:p>90.3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0.2" calcext:value-type="float">
            <text:p>90.2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.9" calcext:value-type="float">
            <text:p>89.9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.8" calcext:value-type="float">
            <text:p>89.8</text:p>
          </table:table-cell>
          <table:table-cell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.7" calcext:value-type="float">
            <text:p>89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.6" calcext:value-type="float">
            <text:p>89.6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.4" calcext:value-type="float">
            <text:p>89.4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9.3" calcext:value-type="float">
            <text:p>89.3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89.1" calcext:value-type="float">
            <text:p>89.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8.9" calcext:value-type="float">
            <text:p>88.9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.8" calcext:value-type="float">
            <text:p>88.8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.7" calcext:value-type="float">
            <text:p>88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8.6" calcext:value-type="float">
            <text:p>88.6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.4" calcext:value-type="float">
            <text:p>88.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8.3" calcext:value-type="float">
            <text:p>88.3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.2" calcext:value-type="float">
            <text:p>88.2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88.1" calcext:value-type="float">
            <text:p>88.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87.9" calcext:value-type="float">
            <text:p>87.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7.8" calcext:value-type="float">
            <text:p>87.8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7.7" calcext:value-type="float">
            <text:p>87.7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7.5" calcext:value-type="float">
            <text:p>87.5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7.3" calcext:value-type="float">
            <text:p>87.3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7.2" calcext:value-type="float">
            <text:p>87.2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1" calcext:value-type="float">
            <text:p>87.1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6.8" calcext:value-type="float">
            <text:p>86.8</text:p>
          </table:table-cell>
          <table:table-cell office:value-type="float" office:value="85.7" calcext:value-type="float">
            <text:p>85.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6.6" calcext:value-type="float">
            <text:p>86.6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6.5" calcext:value-type="float">
            <text:p>86.5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6.3" calcext:value-type="float">
            <text:p>86.3</text:p>
          </table:table-cell>
          <table:table-cell office:value-type="float" office:value="85.2" calcext:value-type="float">
            <text:p>85.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.8" calcext:value-type="float">
            <text:p>85.8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.7" calcext:value-type="float">
            <text:p>85.7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5.6" calcext:value-type="float">
            <text:p>85.6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.5" calcext:value-type="float">
            <text:p>85.5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5.2" calcext:value-type="float">
            <text:p>85.2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4.9" calcext:value-type="float">
            <text:p>84.9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4.7" calcext:value-type="float">
            <text:p>84.7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4.6" calcext:value-type="float">
            <text:p>84.6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4.4" calcext:value-type="float">
            <text:p>84.4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4.3" calcext:value-type="float">
            <text:p>84.3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3.6" calcext:value-type="float">
            <text:p>83.6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3.4" calcext:value-type="float">
            <text:p>83.4</text:p>
          </table:table-cell>
          <table:table-cell office:value-type="float" office:value="81.1" calcext:value-type="float">
            <text:p>81.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3.2" calcext:value-type="float">
            <text:p>83.2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2.8" calcext:value-type="float">
            <text:p>82.8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.5" calcext:value-type="float">
            <text:p>82.5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.3" calcext:value-type="float">
            <text:p>82.3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.1" calcext:value-type="float">
            <text:p>82.1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.9" calcext:value-type="float">
            <text:p>81.9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1.6" calcext:value-type="float">
            <text:p>81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1.4" calcext:value-type="float">
            <text:p>81.4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1.2" calcext:value-type="float">
            <text:p>81.2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.7" calcext:value-type="float">
            <text:p>80.7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0.4" calcext:value-type="float">
            <text:p>80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0.1" calcext:value-type="float">
            <text:p>80.1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9.7" calcext:value-type="float">
            <text:p>79.7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9.3" calcext:value-type="float">
            <text:p>79.3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8.8" calcext:value-type="float">
            <text:p>78.8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8.4" calcext:value-type="float">
            <text:p>78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7.5" calcext:value-type="float">
            <text:p>77.5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7.1" calcext:value-type="float">
            <text:p>77.1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6.6" calcext:value-type="float">
            <text:p>76.6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6.1" calcext:value-type="float">
            <text:p>76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float" office:value="75.6" calcext:value-type="float">
            <text:p>75.6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5.1" calcext:value-type="float">
            <text:p>75.1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.6" calcext:value-type="float">
            <text:p>74.6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3.5" calcext:value-type="float">
            <text:p>73.5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2.4" calcext:value-type="float">
            <text:p>72.4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.9" calcext:value-type="float">
            <text:p>71.9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0.8" calcext:value-type="float">
            <text:p>70.8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0.3" calcext:value-type="float">
            <text:p>70.3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9.7" calcext:value-type="float">
            <text:p>69.7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9.1" calcext:value-type="float">
            <text:p>69.1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8.6" calcext:value-type="float">
            <text:p>68.6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00-00-00</text:date>, <text:time style:data-style-name="N2" text:time-value="23:27:40.285347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8T23:41:33.861116471</dc:date>
    <meta:editing-duration>PT24M49S</meta:editing-duration>
    <meta:editing-cycles>9</meta:editing-cycles>
    <meta:generator>LibreOffice/6.0.7.3$Linux_X86_64 LibreOffice_project/00m0$Build-3</meta:generator>
    <meta:document-statistic meta:table-count="1" meta:cell-count="270" meta:object-count="0"/>
  </office:meta>
</office:document-meta>
</file>